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23">
            <text:p>0,2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3.19">
            <text:p>3,19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3.28">
            <text:p>3,2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9">19.02.2022</text:date>, <text:time>14:38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9T14:34:45.17</meta:creation-date>
    <dc:date>2022-02-19T14:38:28.78</dc:date>
    <meta:editing-duration>PT3M44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